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9.61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4.23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2.61mm"/>
    </style:style>
    <style:style style:name="co11" style:family="table-column">
      <style:table-column-properties fo:break-before="auto" style:column-width="15.5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alplu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ctg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prep</text:p>
          </table:table-cell>
          <table:table-cell table:style-name="Default" office:value-type="string" calcext:value-type="string">
            <text:p>fla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odeset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nc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Y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Y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O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Y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I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S1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S0.5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S0.25X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S0.25X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1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2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Y1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2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R1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R2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YR1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R2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Y5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Y6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O5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7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1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2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1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2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R1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R2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R1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YR2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Niko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Y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Y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O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O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F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d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FP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F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FP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M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M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M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MP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M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MI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M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M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F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FP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FP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FP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d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M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MP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MP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MP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m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mP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m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m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E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F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ad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LF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FI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20mP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F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LFI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vY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mI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0m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0mI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b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d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.75" calcext:value-type="float">
            <text:p>7.7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k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ad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Q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Q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R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?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oh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oh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oh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oh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oh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oh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oh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oh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oh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h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oh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oh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h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h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oh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cohort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1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?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A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-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-A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A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B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-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-A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B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old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ize-age</text:p>
          </table:table-cell>
          <table:table-cell table:style-name="Default" office:value-type="string" calcext:value-type="string">
            <text:p>Luk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haw_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-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-A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B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B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-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-A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C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C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-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-A</text:p>
          </table:table-cell>
          <table:table-cell office:value-type="string" calcext:value-type="string">
            <text:p>?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D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D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-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-A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E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E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-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-A</text:p>
          </table:table-cell>
          <table:table-cell office:value-type="string" calcext:value-type="string">
            <text:p>?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F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F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-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-A</text:p>
          </table:table-cell>
          <table:table-cell office:value-type="string" calcext:value-type="string">
            <text:p>?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G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LG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-A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-long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-A</text:p>
          </table:table-cell>
          <table:table-cell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A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A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B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B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C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C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D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D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E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E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F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F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G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G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H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H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I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I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J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J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K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K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L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L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M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M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N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N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O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P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P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Q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Q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R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S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S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T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T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U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BU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V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V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BW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BW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X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BX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Y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Y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BZ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BZ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B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?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B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?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C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Cre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regen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?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phaw_2</text:p>
          </table:table-cell>
          <table:table-cell office:value-type="string" calcext:value-type="string">
            <text:p>ne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20:45:42.050648651</dc:date>
    <meta:editing-duration>PT23H32M17S</meta:editing-duration>
    <meta:editing-cycles>1</meta:editing-cycles>
    <meta:document-statistic meta:table-count="1" meta:cell-count="3815" meta:object-count="0"/>
    <meta:generator>LibreOffice/6.0.7.3$Linux_X86_64 LibreOffice_project/00m0$Build-3</meta:generator>
  </office:meta>
</office:document-meta>
</file>